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시작</text:p>
          </table:table-cell>
          <table:table-cell table:style-name="ce8" office:value-type="string" calcext:value-type="string">
            <text:p>끝</text:p>
          </table:table-cell>
          <table:table-cell table:style-name="ce8" office:value-type="string" calcext:value-type="string">
            <text:p>제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와 마법사의 돌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와 비밀의 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1-07" calcext:value-type="date">
            <text:p>23.11.07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9" office:value-type="string" calcext:value-type="string">
            <text:p>해리포터와 아즈카반의 죄수</text:p>
          </table:table-cell>
          <table:table-cell/>
        </table:table-row>
        <table:table-row table:style-name="ro1" table:number-rows-repeated="11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5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7:44:34.66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4T17:45:18.005000000</dc:date>
    <meta:editing-duration>PT19H41M5S</meta:editing-duration>
    <meta:editing-cycles>405</meta:editing-cycles>
    <meta:document-statistic meta:table-count="1" meta:cell-count="2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